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3fae" officeooo:paragraph-rsid="000b3fae"/>
    </style:style>
    <style:style style:name="P2" style:family="paragraph" style:parent-style-name="Standard">
      <style:paragraph-properties fo:text-align="start" style:justify-single-word="false"/>
      <style:text-properties officeooo:rsid="000b3fae" officeooo:paragraph-rsid="000b3fae"/>
    </style:style>
    <style:style style:name="P3" style:family="paragraph" style:parent-style-name="Standard">
      <style:paragraph-properties fo:text-align="start" style:justify-single-word="false"/>
      <style:text-properties officeooo:rsid="000c6f51" officeooo:paragraph-rsid="000c6f51"/>
    </style:style>
    <style:style style:name="P4" style:family="paragraph" style:parent-style-name="Standard">
      <style:paragraph-properties fo:text-align="start" style:justify-single-word="false"/>
      <style:text-properties officeooo:rsid="000c6f51" officeooo:paragraph-rsid="000cb3c5"/>
    </style:style>
    <style:style style:name="P5" style:family="paragraph" style:parent-style-name="Standard">
      <style:paragraph-properties fo:text-align="start" style:justify-single-word="false"/>
      <style:text-properties officeooo:rsid="000c6f51" officeooo:paragraph-rsid="000e7ec3"/>
    </style:style>
    <style:style style:name="P6" style:family="paragraph" style:parent-style-name="Standard">
      <style:paragraph-properties fo:text-align="start" style:justify-single-word="false"/>
      <style:text-properties officeooo:rsid="000c6f51" officeooo:paragraph-rsid="000ec14b"/>
    </style:style>
    <style:style style:name="P7" style:family="paragraph" style:parent-style-name="Standard">
      <style:paragraph-properties fo:text-align="start" style:justify-single-word="false"/>
      <style:text-properties officeooo:rsid="000c6f51" officeooo:paragraph-rsid="000ff5ed"/>
    </style:style>
    <style:style style:name="P8" style:family="paragraph" style:parent-style-name="Standard">
      <style:paragraph-properties fo:text-align="start" style:justify-single-word="false"/>
      <style:text-properties officeooo:rsid="0011bf64" officeooo:paragraph-rsid="0011bf64"/>
    </style:style>
    <style:style style:name="P9" style:family="paragraph" style:parent-style-name="Standard">
      <style:paragraph-properties fo:text-align="start" style:justify-single-word="false"/>
      <style:text-properties officeooo:rsid="0013815b" officeooo:paragraph-rsid="0013815b"/>
    </style:style>
    <style:style style:name="P10" style:family="paragraph" style:parent-style-name="Standard">
      <style:paragraph-properties fo:text-align="start" style:justify-single-word="false"/>
      <style:text-properties officeooo:rsid="00149313" officeooo:paragraph-rsid="00149313"/>
    </style:style>
    <style:style style:name="P11" style:family="paragraph" style:parent-style-name="Standard">
      <style:paragraph-properties fo:text-align="start" style:justify-single-word="false"/>
      <style:text-properties officeooo:rsid="0015819c" officeooo:paragraph-rsid="0015819c"/>
    </style:style>
    <style:style style:name="P12" style:family="paragraph" style:parent-style-name="Standard">
      <style:paragraph-properties fo:text-align="start" style:justify-single-word="false"/>
      <style:text-properties officeooo:rsid="0015b615" officeooo:paragraph-rsid="0015b615"/>
    </style:style>
    <style:style style:name="P13" style:family="paragraph" style:parent-style-name="Standard">
      <style:paragraph-properties fo:text-align="start" style:justify-single-word="false"/>
      <style:text-properties officeooo:rsid="0017920a" officeooo:paragraph-rsid="0017920a"/>
    </style:style>
    <style:style style:name="P14" style:family="paragraph" style:parent-style-name="Standard">
      <style:paragraph-properties fo:text-align="start" style:justify-single-word="false"/>
      <style:text-properties officeooo:rsid="0017d29a" officeooo:paragraph-rsid="0017d29a"/>
    </style:style>
    <style:style style:name="P15" style:family="paragraph" style:parent-style-name="Standard">
      <style:paragraph-properties fo:text-align="start" style:justify-single-word="false"/>
      <style:text-properties officeooo:rsid="000cb3c5" officeooo:paragraph-rsid="000cb3c5"/>
    </style:style>
    <style:style style:name="T1" style:family="text">
      <style:text-properties officeooo:rsid="000cb3c5"/>
    </style:style>
    <style:style style:name="T2" style:family="text">
      <style:text-properties officeooo:rsid="000e7ec3"/>
    </style:style>
    <style:style style:name="T3" style:family="text">
      <style:text-properties officeooo:rsid="000ec14b"/>
    </style:style>
    <style:style style:name="T4" style:family="text">
      <style:text-properties officeooo:rsid="000ff5ed"/>
    </style:style>
    <style:style style:name="T5" style:family="text">
      <style:text-properties officeooo:rsid="00129fde"/>
    </style:style>
    <style:style style:name="T6" style:family="text">
      <style:text-properties officeooo:rsid="001912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P Assignment</text:p>
      <text:p text:style-name="P2"/>
      <text:p text:style-name="P3">1) what happens on cp cmd?</text:p>
      <text:p text:style-name="P3">A new file is created and the contents of the source is copied to the newly created destination file.</text:p>
      <text:p text:style-name="P3"><text:tab/>a) if the dst exists and src does not?</text:p>
      <text:p text:style-name="P4"><text:tab/>It gives the error - <text:s/>cp: cannot stat ‘a’: No such file or directory</text:p>
      <text:p text:style-name="P15"><text:tab/>b) does umask affect the copying?</text:p>
      <text:p text:style-name="P4"><text:tab/><text:span text:style-name="T1">Yes. The creation of the target file will abide by the value of umask in regard to permission.</text:span></text:p>
      <text:p text:style-name="P4"><text:tab/><text:span text:style-name="T1">c) what are the differences bet copying to a new file and copying to an existing file?</text:span></text:p>
      <text:p text:style-name="P3"><text:tab/><text:span text:style-name="T1">Copying to an existing file would essentially mean over-writing.</text:span></text:p>
      <text:p text:style-name="P5"><text:tab/><text:span text:style-name="T2">d) does the directory permission matter?</text:span></text:p>
      <text:p text:style-name="P5"><text:tab/><text:span text:style-name="T2">Yes.</text:span></text:p>
      <text:p text:style-name="P5"><text:tab/><text:span text:style-name="T2">e) what will be the permissions of the dst file on copying?</text:span></text:p>
      <text:p text:style-name="P5"><text:tab/><text:span text:style-name="T2">Complement of the value of umask.</text:span></text:p>
      <text:p text:style-name="P6"><text:tab/><text:span text:style-name="T3">f) what happens if we copy a hard linked file?</text:span></text:p>
      <text:p text:style-name="P6"><text:tab/><text:span text:style-name="T3">Copying a hard-link file is as good as copy the original file itself. The newly created file doesn't <text:tab/>point to the source file at all.</text:span></text:p>
      <text:p text:style-name="P7"><text:tab/><text:span text:style-name="T4">g) what happens if we copy a symbolically linked file?</text:span></text:p>
      <text:p text:style-name="P7"><text:tab/><text:span text:style-name="T4">Creates a new file and the contents of the file that was pointed to by the source(symbolic-link) <text:tab/>file are copied to the target file. The target file doesn't behave as a symbolic-link.</text:span></text:p>
      <text:p text:style-name="P8">Rule of thumb – cp command always creates a new file and fills in with the contents of the source file. <text:span text:style-name="T5">This implies that the target file will always have a new inode number and bears to links to the source file.</text:span></text:p>
      <text:p text:style-name="P9">2) can we mv a file to itself?</text:p>
      <text:p text:style-name="P9">No. It shows the message that both are the same files. However, changing the destination name would cause the file to be renamed.</text:p>
      <text:p text:style-name="P10">3) can we mv if the dst exists?</text:p>
      <text:p text:style-name="P10">Yes.</text:p>
      <text:p text:style-name="P10">4) can we mv a symbolically linked file?</text:p>
      <text:p text:style-name="P10">Yes. But it wouldn't serve any purpose if it's moved to a new directory because, it will try to point to the file having its source file name in that directory.</text:p>
      <text:p text:style-name="P10">Note – Here, name of the symbolic-link file tries to look for its source file name rather than its inode number. So, any file that has the name of the source file of the symbolic-link file is a valid candidate for the symbolic-link file.</text:p>
      <text:p text:style-name="P11">5) can we hard link a symbolically linked file?</text:p>
      <text:p text:style-name="P11">Yes.</text:p>
      <text:p text:style-name="P11">6) can we symbolically link a symbolically linked file?</text:p>
      <text:p text:style-name="P11">Yes.</text:p>
      <text:p text:style-name="P11">7) can we rm a symbolically linked file?</text:p>
      <text:p text:style-name="P11">Yes.</text:p>
      <text:p text:style-name="P11">8) what can x permission on directory?</text:p>
      <text:p text:style-name="P11">It is the permission to cd into it.</text:p>
      <text:p text:style-name="P12">9) what permission does a directory get by default?</text:p>
      <text:p text:style-name="P12">755.</text:p>
      <text:p text:style-name="P12">10) what is the least number of links in a regular file and in a directory?</text:p>
      <text:p text:style-name="P12">1 for file and 2 for directory(. And <text:span text:style-name="T6">name of the file</text:span>).</text:p>
      <text:p text:style-name="P12">11) When does the number of links of a directory increase?</text:p>
      <text:p text:style-name="P12">It increases when sub-directories are created.</text:p>
      <text:p text:style-name="P12">12) what is impersonation?</text:p>
      <text:p text:style-name="P12"><text:soft-page-break/>The file temporarily gets the user privilege upon execution. This phenomenon in which other user is able to execute the user's executable eventhough the permission wasn't given is called impersonation.</text:p>
      <text:p text:style-name="P13">13) what does touch cmd on an existing file?</text:p>
      <text:p text:style-name="P13">Existing file remains intact.</text:p>
      <text:p text:style-name="P13">14) why do we require modification time?</text:p>
      <text:p text:style-name="P13">Helps in knowing the modification of the contents of the file.</text:p>
      <text:p text:style-name="P13">15) why do we require changed time?</text:p>
      <text:p text:style-name="P13">Helps in knowing the modification done to the meta-data of the file.</text:p>
      <text:p text:style-name="P14">16 ) what does rm cmd do? remove a file or remove a filename?</text:p>
      <text:p text:style-name="P14">Removes the filename.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8T21:49:01.030665847</meta:creation-date>
    <dc:date>2016-02-15T23:46:35.458397463</dc:date>
    <meta:editing-duration>PT2H1M8S</meta:editing-duration>
    <meta:editing-cycles>13</meta:editing-cycles>
    <meta:generator>LibreOffice/4.2.4.2$Linux_x86 LibreOffice_project/420m0$Build-2</meta:generator>
    <meta:document-statistic meta:table-count="0" meta:image-count="0" meta:object-count="0" meta:page-count="2" meta:paragraph-count="49" meta:word-count="565" meta:character-count="3567" meta:non-whitespace-character-count="2503"/>
  </office:meta>
</office:document-meta>
</file>